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Roboto Black" svg:font-family="'Roboto Black'" style:font-pitch="variable"/>
    <style:font-face style:name="Roboto Mono" svg:font-family="'Roboto Mono'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pt" fo:font-style="italic" fo:font-weight="normal" officeooo:rsid="0021562a" officeooo:paragraph-rsid="000833f7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Text_20_body">
      <style:text-properties style:font-name="Roboto"/>
    </style:style>
    <style:style style:name="P3" style:family="paragraph" style:parent-style-name="Text_20_body">
      <style:text-properties style:font-name="Roboto" fo:font-style="normal" officeooo:rsid="000be7cf" officeooo:paragraph-rsid="000be7cf" style:font-style-asian="normal" style:font-style-complex="normal"/>
    </style:style>
    <style:style style:name="P4" style:family="paragraph" style:parent-style-name="Text_20_body">
      <style:text-properties style:font-name="Roboto" fo:font-size="12pt" style:font-size-asian="12pt" style:font-size-complex="12pt"/>
    </style:style>
    <style:style style:name="P5" style:family="paragraph" style:parent-style-name="Text_20_body">
      <style:text-properties style:font-name="Roboto" fo:font-size="11pt" style:font-size-asian="11pt" style:font-size-complex="11pt"/>
    </style:style>
    <style:style style:name="P6" style:family="paragraph" style:parent-style-name="Text_20_body">
      <style:text-properties style:font-name="Roboto" fo:font-size="11pt" officeooo:rsid="000833f7" officeooo:paragraph-rsid="000833f7" style:font-size-asian="11pt" style:font-size-complex="11pt"/>
    </style:style>
    <style:style style:name="P7" style:family="paragraph" style:parent-style-name="Text_20_body">
      <style:text-properties style:font-name="Roboto" fo:font-size="11pt" officeooo:rsid="000be7cf" officeooo:paragraph-rsid="000be7cf" style:font-size-asian="11pt" style:font-size-complex="11pt"/>
    </style:style>
    <style:style style:name="P8" style:family="paragraph" style:parent-style-name="Text_20_body">
      <style:text-properties style:font-name="Roboto" fo:font-size="11pt" officeooo:rsid="000d0cfb" officeooo:paragraph-rsid="000d0cfb" style:font-size-asian="11pt" style:font-size-complex="11pt"/>
    </style:style>
    <style:style style:name="P9" style:family="paragraph" style:parent-style-name="Text_20_body">
      <style:text-properties style:font-name="Roboto" fo:font-size="11pt" officeooo:rsid="0005c7a6" officeooo:paragraph-rsid="0005c7a6" style:font-size-asian="11pt" style:font-size-complex="11pt"/>
    </style:style>
    <style:style style:name="P10" style:family="paragraph" style:parent-style-name="Text_20_body">
      <style:text-properties style:font-name="Roboto" fo:font-size="11pt" fo:font-style="normal" style:font-size-asian="11pt" style:font-style-asian="normal" style:font-size-complex="11pt" style:font-style-complex="normal"/>
    </style:style>
    <style:style style:name="P11" style:family="paragraph" style:parent-style-name="Text_20_body">
      <style:text-properties style:font-name="Roboto" fo:font-size="11pt" fo:font-style="normal" officeooo:rsid="000be7cf" officeooo:paragraph-rsid="000be7cf" style:font-size-asian="11pt" style:font-style-asian="normal" style:font-size-complex="11pt" style:font-style-complex="normal"/>
    </style:style>
    <style:style style:name="P12" style:family="paragraph" style:parent-style-name="Text_20_body">
      <style:text-properties style:font-name="Roboto" fo:font-size="11pt" fo:font-style="normal" officeooo:rsid="000d0cfb" officeooo:paragraph-rsid="000d0cfb" style:font-size-asian="11pt" style:font-style-asian="normal" style:font-size-complex="11pt" style:font-style-complex="normal"/>
    </style:style>
    <style:style style:name="P13" style:family="paragraph" style:parent-style-name="Text_20_body">
      <style:text-properties style:font-name="Roboto" fo:font-size="11pt" fo:font-style="italic" officeooo:rsid="000be7cf" officeooo:paragraph-rsid="000be7cf" style:font-size-asian="11pt" style:font-style-asian="italic" style:font-size-complex="11pt" style:font-style-complex="italic"/>
    </style:style>
    <style:style style:name="P14" style:family="paragraph" style:parent-style-name="Text_20_body">
      <style:text-properties style:font-name="Roboto" fo:font-size="11pt" fo:language="en" fo:country="US" officeooo:rsid="000d0cfb" officeooo:paragraph-rsid="001039a9" style:font-size-asian="11pt" style:font-size-complex="11pt"/>
    </style:style>
    <style:style style:name="P15" style:family="paragraph" style:parent-style-name="Preformatted_20_Text">
      <style:text-properties officeooo:rsid="000be7cf"/>
    </style:style>
    <style:style style:name="P16" style:family="paragraph" style:parent-style-name="Preformatted_20_Text">
      <style:text-properties style:font-name="Roboto"/>
    </style:style>
    <style:style style:name="P17" style:family="paragraph" style:parent-style-name="Preformatted_20_Text">
      <style:text-properties style:font-name="Roboto" fo:font-style="normal" officeooo:rsid="0033cb95" officeooo:paragraph-rsid="000d0cfb" style:font-style-asian="normal" style:font-style-complex="normal"/>
    </style:style>
    <style:style style:name="P18" style:family="paragraph" style:parent-style-name="Preformatted_20_Text">
      <style:text-properties style:font-name="Roboto" fo:font-size="11pt" fo:font-style="italic" fo:font-weight="normal" officeooo:rsid="0008af3e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Preformatted_20_Text">
      <style:text-properties style:font-name="Roboto" fo:font-size="11pt" fo:font-style="italic" fo:font-weight="normal" officeooo:paragraph-rsid="000e3bcc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Preformatted_20_Text">
      <style:text-properties style:font-name="Roboto" fo:font-size="11pt" fo:font-style="normal" fo:font-weight="normal" officeooo:rsid="00079e86" officeooo:paragraph-rsid="00079e86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Preformatted_20_Text">
      <style:text-properties style:font-name="Roboto Thin" fo:font-size="10pt" style:font-size-asian="10pt" style:font-size-complex="10pt"/>
    </style:style>
    <style:style style:name="P22" style:family="paragraph" style:parent-style-name="Preformatted_20_Text">
      <style:text-properties style:font-name="Roboto Thin" fo:font-size="10pt" fo:font-style="italic" fo:font-weight="normal" officeooo:rsid="0005c7a6" officeooo:paragraph-rsid="0005c7a6" fo:background-color="#eeeeee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Preformatted_20_Text">
      <style:text-properties style:font-name="Roboto Thin" fo:font-size="10pt" fo:font-style="italic" fo:font-weight="normal" officeooo:rsid="0028429f" officeooo:paragraph-rsid="000a30c0" fo:background-color="#eeeeee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Preformatted_20_Text">
      <style:text-properties style:font-name="Roboto Thin" fo:font-size="10pt" fo:background-color="#eeeeee" style:font-size-asian="10pt" style:font-size-complex="10pt"/>
    </style:style>
    <style:style style:name="P25" style:family="paragraph" style:parent-style-name="Preformatted_20_Text">
      <style:text-properties style:font-name="Roboto Thin" fo:font-style="italic" style:font-style-asian="italic" style:font-style-complex="italic"/>
    </style:style>
    <style:style style:name="P26" style:family="paragraph" style:parent-style-name="Preformatted_20_Text">
      <style:text-properties style:font-name="Roboto Thin" fo:font-style="italic" fo:background-color="#eeeeee" style:font-style-asian="italic" style:font-style-complex="italic"/>
    </style:style>
    <style:style style:name="P27" style:family="paragraph" style:parent-style-name="Preformatted_20_Text">
      <style:text-properties style:font-name="Roboto Thin" fo:font-style="italic" officeooo:rsid="0033cb95" officeooo:paragraph-rsid="000d0cfb" fo:background-color="#eeeeee" style:font-style-asian="italic" style:font-style-complex="italic"/>
    </style:style>
    <style:style style:name="P28" style:family="paragraph" style:parent-style-name="Preformatted_20_Text">
      <style:text-properties style:font-name="Roboto Thin" fo:language="en" fo:country="US" fo:font-style="italic" officeooo:rsid="0035dac1" style:font-style-asian="italic" style:font-style-complex="italic"/>
    </style:style>
    <style:style style:name="P29" style:family="paragraph" style:parent-style-name="Preformatted_20_Text">
      <style:text-properties officeooo:paragraph-rsid="000e3bcc"/>
    </style:style>
    <style:style style:name="P30" style:family="paragraph" style:parent-style-name="Preformatted_20_Text">
      <style:text-properties officeooo:rsid="00079e86" officeooo:paragraph-rsid="00079e86"/>
    </style:style>
    <style:style style:name="P31" style:family="paragraph" style:parent-style-name="Heading">
      <style:text-properties style:font-name="Roboto Mono" fo:font-weight="bold" style:font-weight-asian="bold" style:font-weight-complex="bold"/>
    </style:style>
    <style:style style:name="P32" style:family="paragraph" style:parent-style-name="Text_20_body" style:list-style-name="L1">
      <style:text-properties style:font-name="Roboto" fo:font-size="11pt" officeooo:rsid="0004a337" officeooo:paragraph-rsid="0005c7a6" style:font-size-asian="11pt" style:font-size-complex="11pt"/>
    </style:style>
    <style:style style:name="P33" style:family="paragraph" style:parent-style-name="Text_20_body" style:list-style-name="L2">
      <style:text-properties style:font-name="Roboto" fo:font-size="11pt" style:font-size-asian="11pt" style:font-size-complex="11pt"/>
    </style:style>
    <style:style style:name="P34" style:family="paragraph" style:parent-style-name="Text_20_body" style:list-style-name="L1">
      <style:text-properties officeooo:rsid="0004a337" officeooo:paragraph-rsid="000e3bcc"/>
    </style:style>
    <style:style style:name="T1" style:family="text">
      <style:text-properties officeooo:rsid="0005c7a6"/>
    </style:style>
    <style:style style:name="T2" style:family="text">
      <style:text-properties style:font-name="Roboto" fo:font-size="11pt" fo:font-style="normal" fo:font-weight="normal" officeooo:rsid="00079e86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style:font-name="Roboto" fo:font-size="11pt" fo:font-style="normal" fo:font-weight="normal" officeooo:rsid="0011bbaf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Roboto" fo:font-size="11pt" fo:font-style="italic" fo:font-weight="normal" officeooo:rsid="00079e86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Roboto" fo:font-size="11pt" style:font-size-asian="11pt" style:font-size-complex="11pt"/>
    </style:style>
    <style:style style:name="T6" style:family="text">
      <style:text-properties style:font-name="Roboto" fo:font-size="11pt" officeooo:rsid="0011bbaf" style:font-size-asian="11pt" style:font-size-complex="11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0833f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380708"/>
    </style:style>
    <style:style style:name="T12" style:family="text">
      <style:text-properties officeooo:rsid="000a30c0"/>
    </style:style>
    <style:style style:name="T13" style:family="text">
      <style:text-properties officeooo:rsid="000be7cf"/>
    </style:style>
    <style:style style:name="T14" style:family="text">
      <style:text-properties officeooo:rsid="000d0cfb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0d0cfb"/>
    </style:style>
    <style:style style:name="T17" style:family="text">
      <style:text-properties fo:language="en" fo:country="US" officeooo:rsid="0035dac1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0833f7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style:font-name="Roboto Thin" fo:font-size="11pt" officeooo:rsid="00056e27" fo:background-color="#eeeeee" loext:char-shading-value="0" style:font-size-asian="11pt" style:font-size-complex="11pt"/>
    </style:style>
    <style:style style:name="T24" style:family="text">
      <style:text-properties style:font-name="Roboto Thin" fo:font-style="italic" style:font-style-asian="italic" style:font-style-complex="italic"/>
    </style:style>
    <style:style style:name="T25" style:family="text">
      <style:text-properties style:font-name="Roboto Thin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Roboto Thin" fo:font-style="italic" fo:background-color="#eeeeee" loext:char-shading-value="0" style:font-style-asian="italic" style:font-style-complex="italic"/>
    </style:style>
    <style:style style:name="T27" style:family="text">
      <style:text-properties style:font-name="Roboto Thin" fo:font-size="10pt" fo:font-style="italic" fo:font-weight="normal" fo:background-color="#eeeeee" loext:char-shading-value="0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08af3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princ_20_Roboto">Protocol Pepper</text:p>
      <text:p text:style-name="Text_20_body"/>
      <text:p text:style-name="Text_20_body"/>
      <text:p text:style-name="Titre_20_sec_20_Roboto"><text:span text:style-name="T1">Initialisation</text:span> :</text:p>
      <text:p text:style-name="Texte_20_roboto"><text:span text:style-name="T1">Require </text:span>: </text:p>
      <text:list xml:id="list5689445507020848692" text:style-name="L1">
        <text:list-item>
          <text:p text:style-name="P32">Ubuntu 16.04</text:p>
        </text:list-item>
        <text:list-item>
          <text:p text:style-name="P34"><text:span text:style-name="T5">Ros Kinetic </text:span><text:a xlink:type="simple" xlink:href="http://wiki.ros.org/kinetic/Installation/Ubuntu" text:style-name="Internet_20_link" text:visited-style-name="Visited_20_Internet_20_Link"><text:span text:style-name="T23">http://wiki.ros.org/kinetic/Installation/Ubuntu</text:span></text:a></text:p>
        </text:list-item>
      </text:list>
      <text:p text:style-name="P7">Create a workspace in your path.</text:p>
      <text:p text:style-name="P7"/>
      <text:p text:style-name="P31">Install<text:span text:style-name="T13">ation :</text:span></text:p>
      <text:p text:style-name="P9">In a terminal execute : </text:p>
      <text:p text:style-name="Code_20_roboto">sudo apt-get ros-kinetic-move-base-msgs ros-kinetic-octomap ros-kinetic-octomap-msgs ros-kinetic-humanoid-msgs ros-kinetic-humanoid-nav-msgs ros-kinetic-camera-info-manager ros-kinetic-camera-info-manager-py </text:p>
      <text:p text:style-name="P18"/>
      <text:p text:style-name="P10"><text:span text:style-name="T29">I</text:span><text:span text:style-name="T28">nstall pepper ros package :</text:span></text:p>
      <text:p text:style-name="P22">sudo apt-get install ros-kinetic-pepper-.*</text:p>
      <text:p text:style-name="Heading"><text:span text:style-name="T5">Install pepper driver </text:span><text:span text:style-name="T6">i</text:span><text:span text:style-name="T2">n </text:span><text:span text:style-name="T3">your</text:span><text:span text:style-name="T2"> workspace :</text:span><text:span text:style-name="T4"> </text:span></text:p>
      <text:p text:style-name="P29"><text:span text:style-name="T27">git clone </text:span><text:a xlink:type="simple" xlink:href="https://github.com/ros-naoqi/naoqi_driver.git" text:style-name="Internet_20_link" text:visited-style-name="Visited_20_Internet_20_Link"><text:span text:style-name="T27">https://github.com/ros-naoqi/naoqi_driver.git</text:span></text:a></text:p>
      <text:p text:style-name="P19"/>
      <text:p text:style-name="Code_20_in_20_txt_20_roboto"><text:span text:style-name="T7">And</text:span><text:span text:style-name="T10"> </text:span><text:span text:style-name="T25">catkin_make</text:span><text:span text:style-name="T10"> </text:span><text:span text:style-name="T7">to build.</text:span></text:p>
      <text:p text:style-name="P4"><text:span text:style-name="T22">Download pepper linux64 and python2.7 sdk :</text:span> </text:p>
      <text:p text:style-name="P30"><text:a xlink:type="simple" xlink:href="https://developer.softbankrobotics.com/us-en/downloads/pepper" text:style-name="Internet_20_link" text:visited-style-name="Visited_20_Internet_20_Link"><text:span text:style-name="T27">https://developer.softbankrobotics.com/us-en/downloads/pepper</text:span></text:a></text:p>
      <text:p text:style-name="P20"/>
      <text:p text:style-name="P20"/>
      <text:p text:style-name="P31">Launch Pepper package :</text:p>
      <text:p text:style-name="P2"><text:span text:style-name="T20">You need to inform the path of your naoqi sdk </text:span><text:span text:style-name="T21">in the environnement variable PYTHONPATH :</text:span></text:p>
      <text:p text:style-name="P23">export PYTHONPATH=$PYTHONPATH:<text:span text:style-name="T12">yourUserPath</text:span>/<text:span text:style-name="T12">sdkDirectory</text:span>/pynaoqi-python2.7-2.5.5.5-linux64/lib/python2.7/site-packages</text:p>
      <text:p text:style-name="P1"/>
      <text:p text:style-name="P5">To avoid doing that in every terminal, modify your .<text:span text:style-name="T24">bashrc</text:span><text:span text:style-name="T9">.</text:span></text:p>
      <text:p text:style-name="P31">Connection to pepper</text:p>
      <text:p text:style-name="P6">Start pepper, wait until it move.</text:p>
      <text:p text:style-name="P7">Start <text:span text:style-name="T24">roscore</text:span><text:span text:style-name="T9">.</text:span></text:p>
      <text:p text:style-name="P13"><text:soft-page-break/></text:p>
      <text:p text:style-name="P6"><text:span text:style-name="T12">Execute only</text:span> one, depending on <text:span text:style-name="T13">pepper</text:span> connection type :</text:p>
      <text:list xml:id="list5618951204887564265" text:style-name="L2">
        <text:list-item>
          <text:p text:style-name="P33">Wifi or Access Point : </text:p>
        </text:list-item>
      </text:list>
      <text:p text:style-name="P26">roslaunch pepper_bringup pepper_full.launch nao_ip:=<text:span text:style-name="T8">&lt;ip of pepper&gt;</text:span> roscore_ip:=<text:span text:style-name="T8">&lt;pc ip&gt; </text:span>network_interface:=<text:span text:style-name="T8">wlan0</text:span></text:p>
      <text:p text:style-name="P16"/>
      <text:list xml:id="list112557601108309" text:continue-numbering="true" text:style-name="L2">
        <text:list-item>
          <text:p text:style-name="P33">Ethernet or local :</text:p>
        </text:list-item>
      </text:list>
      <text:p text:style-name="P26">roslaunch pepper_bringup pepper_full.launch nao_ip:=<text:span text:style-name="T8">&lt;ip of pepper&gt;</text:span> roscore_ip:=<text:span text:style-name="T11">localhost </text:span>network_interface:=<text:span text:style-name="T8">eth0</text:span></text:p>
      <text:p text:style-name="P16"/>
      <text:p text:style-name="P15"/>
      <text:p text:style-name="P31">Control Pepper</text:p>
      <text:p text:style-name="P15"/>
      <text:p text:style-name="P5">Now ros in connected to pepper, you can illustrate it by publishing on the <text:span text:style-name="T24">/cmd-vel</text:span> topic as following :</text:p>
      <text:p text:style-name="P24">rostopic pub -1 /cmd_vel geometry_msgs/Twist '{linear: {x: 1.0, y: 0.0, z: 0.0}, angular: {x: 0.0, y: 0.0, z: 0.0}}'</text:p>
      <text:p text:style-name="P21"/>
      <text:p text:style-name="P11">Pepper moves forward.</text:p>
      <text:p text:style-name="P3"/>
      <text:p text:style-name="P12">For more precision use the topic <text:span text:style-name="T24">/move_base_simple/goal </text:span>by publishing a goal :</text:p>
      <text:p text:style-name="P27">rostopic pub /move_base_simple/goal geometry_msgs/PoseStamped '{header: {stamp: now, frame_id: "map"}, pose: {position: {x: 1.0, y: 0.0, z: 0.0}, orientation: {w: 1.0}}}'</text:p>
      <text:p text:style-name="P17"/>
      <text:p text:style-name="P5">Don’t forget the <text:span text:style-name="T24">w orientation</text:span> or Pepper going to be out of control.</text:p>
      <text:p text:style-name="Text_20_body"/>
      <text:p text:style-name="P31"><text:span text:style-name="T14">See </text:span><text:bookmark text:name="tw-target-text"/><text:span text:style-name="T15">through </text:span><text:span text:style-name="T16">Pepper</text:span></text:p>
      <text:p text:style-name="P14">Clone the following github in the src of your workspace : </text:p>
      <text:p text:style-name="Preformatted_20_Text"><text:a xlink:type="simple" xlink:href="https://github.com/ros-perception/image_pipeline.git" text:style-name="Internet_20_link" text:visited-style-name="Visited_20_Internet_20_Link"><text:span text:style-name="T26">https://github.com/ros-perception/image_pipeline.git</text:span></text:a></text:p>
      <text:p text:style-name="P25"/>
      <text:p text:style-name="P8"><text:span text:style-name="T17">B</text:span><text:span text:style-name="T15">uild with </text:span><text:span text:style-name="T18">catkin_make </text:span><text:span text:style-name="T19">and run it by : </text:span></text:p>
      <text:p text:style-name="P26"><text:span text:style-name="T17">rosrun image_view image_view image:=/pepper_robot/naoqi_driveramera/</text:span><text:span text:style-name="T15">front</text:span><text:span text:style-name="T17">/image_raw</text:span></text:p>
      <text:p text:style-name="P28"/>
      <text:p text:style-name="P8"><text:span text:style-name="T16">A</text:span><text:span text:style-name="T15">nd a windows appear with the front camera of pepp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Roboto" svg:font-family="Roboto" style:font-pitch="variable"/>
    <style:font-face style:name="Roboto Black" svg:font-family="'Roboto Black'" style:font-pitch="variable"/>
    <style:font-face style:name="Roboto Mono" svg:font-family="'Roboto Mono'" style:font-pitch="variable"/>
    <style:font-face style:name="Roboto Thin" svg:font-family="'Roboto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Black" fo:font-family="'Roboto Black'" style:font-pitch="variable"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re_20_princ_20_Roboto" style:display-name="Titre princ Roboto" style:family="paragraph" style:parent-style-name="Title"/>
    <style:style style:name="Titre_20_sec_20_Roboto" style:display-name="Titre sec Roboto" style:family="paragraph" style:parent-style-name="Heading">
      <style:text-properties style:font-name="Roboto Mono" fo:font-family="'Roboto Mono'" style:font-pitch="variable" fo:font-weight="bold" style:font-weight-asian="bold" style:font-weight-complex="bold"/>
    </style:style>
    <style:style style:name="Texte_20_roboto" style:display-name="Texte roboto" style:family="paragraph" style:parent-style-name="Text_20_body">
      <style:text-properties style:font-name="Roboto" fo:font-family="Roboto" style:font-pitch="variable" fo:font-size="11pt" style:font-size-asian="11pt" style:font-size-complex="11pt"/>
    </style:style>
    <style:style style:name="Code_20_roboto" style:display-name="Code roboto" style:family="paragraph" style:parent-style-name="Preformatted_20_Text">
      <style:text-properties style:font-name="Roboto Thin" fo:font-family="'Roboto Thin'" style:font-pitch="variable" fo:font-style="italic" fo:background-color="#eeeeee" style:font-style-asian="italic" style:font-style-complex="italic"/>
    </style:style>
    <style:style style:name="Code_20_in_20_txt_20_roboto" style:display-name="Code in txt roboto" style:family="paragraph" style:parent-style-name="Text_20_body">
      <style:text-properties style:font-name="Roboto" fo:font-family="Roboto" style:font-pitch="variable" fo:font-size="11pt" style:font-size-asian="11pt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1:53:14.200774947</meta:creation-date>
    <meta:generator>LibreOffice/5.1.6.2$Linux_X86_64 LibreOffice_project/10m0$Build-2</meta:generator>
    <dc:date>2018-04-23T11:25:55.861351079</dc:date>
    <meta:editing-duration>PT1H2M30S</meta:editing-duration>
    <meta:editing-cycles>14</meta:editing-cycles>
    <meta:document-statistic meta:table-count="0" meta:image-count="0" meta:object-count="0" meta:page-count="2" meta:paragraph-count="41" meta:word-count="271" meta:character-count="2239" meta:non-whitespace-character-count="2005"/>
  </office:meta>
</office:document-meta>
</file>